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04db" officeooo:paragraph-rsid="000404db"/>
    </style:style>
    <style:style style:name="P2" style:family="paragraph" style:parent-style-name="Standard">
      <style:text-properties fo:color="#c9211e" loext:opacity="100%" fo:font-weight="bold" officeooo:rsid="000496bf" officeooo:paragraph-rsid="000496bf" style:font-weight-asian="bold" style:font-weight-complex="bold"/>
    </style:style>
    <style:style style:name="T1" style:family="text">
      <style:text-properties officeooo:rsid="00062c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a Sistemas de Informação – Atividade 01</text:p>
      <text:p text:style-name="P1"/>
      <text:p text:style-name="P1">1) Nas suas palavras, porque é importante entender a História da Computação?</text:p>
      <text:p text:style-name="P1"/>
      <text:p text:style-name="P1">2) Qual foi a primeiro forma de cálculo utilizado pelo homem?</text:p>
      <text:p text:style-name="P1"/>
      <text:p text:style-name="P1">3) Qual a importância da máquina de Pascal para a história dos computadores? Como e por quem ela foi melhorada?</text:p>
      <text:p text:style-name="P1"/>
      <text:p text:style-name="P1">4) PESQUISE: Implemente um programa em PASCAL que leia dois números do teclado e exiba a soma dos dois.</text:p>
      <text:p text:style-name="P1"/>
      <text:p text:style-name="P1">5) Explique resumidamente os elementos presentes na ordem cronológica abaixo: Ábaco, Eniac, Chip, Transistor e Microprocessador.</text:p>
      <text:p text:style-name="P1"/>
      <text:p text:style-name="P1">6) Cite alguns problemas que o uso de válvulas provocava nos computadores de 1ª geração.</text:p>
      <text:p text:style-name="P1"/>
      <text:p text:style-name="P1">7) O que contribui para que os computadores, na sua evolução, sejam significativamente menores que seus antecessores?</text:p>
      <text:p text:style-name="P1"/>
      <text:p text:style-name="P1">8) Qual é a origem da expressão “bugs” utilizada quando um programa tem algum defeito?</text:p>
      <text:p text:style-name="P1"/>
      <text:p text:style-name="P1">9) Explique, com suas palavras, a arquitetura de Von Neuman.</text:p>
      <text:p text:style-name="P1"/>
      <text:p text:style-name="P2">ENTREGA: Crie um arquivo com suas respostas, gere um PDF e faça o UPLOAD no SIPPA, em A00.</text:p>
      <text:p text:style-name="P2"/>
      <text:p text:style-name="P2">PRAZO: <text:span text:style-name="T1">23:59 de </text:span>26/05/202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1T15:28:30.507000000</meta:creation-date>
    <dc:date>2021-05-21T15:35:06.812000000</dc:date>
    <meta:editing-duration>PT5M38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2" meta:word-count="164" meta:character-count="996" meta:non-whitespace-character-count="843"/>
  </office:meta>
</office:document-meta>
</file>